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b4eb" officeooo:paragraph-rsid="0008b4eb"/>
    </style:style>
    <style:style style:name="P2" style:family="paragraph" style:parent-style-name="Standard">
      <style:text-properties officeooo:rsid="0008b4eb" officeooo:paragraph-rsid="000c8dce"/>
    </style:style>
    <style:style style:name="P3" style:family="paragraph" style:parent-style-name="Standard">
      <style:text-properties fo:font-size="16pt" fo:font-weight="bold" officeooo:rsid="0008b4eb" officeooo:paragraph-rsid="000c8dce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4pt" fo:font-weight="bold" officeooo:rsid="0008b4eb" officeooo:paragraph-rsid="0008b4e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8b4eb" officeooo:paragraph-rsid="000f2d1d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71790" officeooo:paragraph-rsid="000f2d1d"/>
    </style:style>
    <style:style style:name="P7" style:family="paragraph" style:parent-style-name="Standard">
      <style:text-properties fo:font-size="12pt" fo:font-weight="normal" officeooo:rsid="000c8dce" officeooo:paragraph-rsid="000c8dce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4pt" fo:font-weight="bold" officeooo:rsid="00171790" officeooo:paragraph-rsid="000f771b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08b4eb" officeooo:paragraph-rsid="0008b4eb"/>
    </style:style>
    <style:style style:name="P10" style:family="paragraph" style:parent-style-name="Standard">
      <style:text-properties officeooo:rsid="0008b4eb" officeooo:paragraph-rsid="000f771b"/>
    </style:style>
    <style:style style:name="P11" style:family="paragraph" style:parent-style-name="Standard">
      <style:text-properties officeooo:rsid="0008b4eb" officeooo:paragraph-rsid="00092797"/>
    </style:style>
    <style:style style:name="P12" style:family="paragraph" style:parent-style-name="Standard">
      <style:text-properties officeooo:rsid="0008b4eb" officeooo:paragraph-rsid="000c8dce"/>
    </style:style>
    <style:style style:name="P13" style:family="paragraph" style:parent-style-name="Standard">
      <style:text-properties officeooo:rsid="0008b4eb" officeooo:paragraph-rsid="001210e0"/>
    </style:style>
    <style:style style:name="P14" style:family="paragraph" style:parent-style-name="Standard">
      <style:text-properties fo:font-size="16pt" fo:font-weight="bold" officeooo:rsid="0008b4eb" officeooo:paragraph-rsid="0008b4eb" style:font-size-asian="16pt" style:font-weight-asian="bold" style:font-size-complex="16pt" style:font-weight-complex="bold"/>
    </style:style>
    <style:style style:name="P15" style:family="paragraph" style:parent-style-name="Standard">
      <style:text-properties officeooo:rsid="00135daa" officeooo:paragraph-rsid="00135daa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5pt" fo:font-weight="bold" officeooo:rsid="0008b4eb" style:font-size-asian="15pt" style:font-weight-asian="bold" style:font-size-complex="15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3333" fo:font-size="14pt" officeooo:rsid="001210e0" style:font-size-asian="14pt" style:font-size-complex="14pt"/>
    </style:style>
    <style:style style:name="T6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3333" fo:font-size="14pt" fo:font-weight="bold" officeooo:rsid="00119464" style:font-size-asian="14pt" style:font-weight-asian="bold" style:font-size-complex="14pt" style:font-weight-complex="bold"/>
    </style:style>
    <style:style style:name="T8" style:family="text">
      <style:text-properties fo:color="#ff3333" fo:font-size="14pt" fo:font-weight="bold" officeooo:rsid="001210e0" style:font-size-asian="14pt" style:font-weight-asian="bold" style:font-size-complex="14pt" style:font-weight-complex="bold"/>
    </style:style>
    <style:style style:name="T9" style:family="text">
      <style:text-properties fo:font-size="12pt" fo:font-weight="normal" officeooo:rsid="000f2d1d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210e0" style:font-size-asian="12pt" style:font-weight-asian="normal" style:font-size-complex="12pt" style:font-weight-complex="normal"/>
    </style:style>
    <style:style style:name="T11" style:family="text">
      <style:text-properties fo:color="#000000" fo:font-size="12pt" fo:font-weight="normal" officeooo:rsid="001210e0" style:font-size-asian="12pt" style:font-weight-asian="normal" style:font-size-complex="12pt" style:font-weight-complex="normal"/>
    </style:style>
    <style:style style:name="T12" style:family="text">
      <style:text-properties officeooo:rsid="000f2d1d"/>
    </style:style>
    <style:style style:name="T13" style:family="text">
      <style:text-properties officeooo:rsid="00119464"/>
    </style:style>
    <style:style style:name="T14" style:family="text">
      <style:text-properties officeooo:rsid="001210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1"/><text:span text:style-name="T2">IMPLEMENTATION</text:span></text:p>
      <text:p text:style-name="Standard"/>
      <text:p text:style-name="P1"><text:span text:style-name="T4">STEP1:</text:span> <text:s text:c="2"/><text:span text:style-name="T7">Create a RSS Reader</text:span></text:p>
      <text:p text:style-name="P1"><text:s text:c="21"/><text:span text:style-name="T13">To Create a RSS Reader we need:</text:span></text:p>
      <text:p text:style-name="P1"><text:span text:style-name="T13"><text:s text:c="21"/>1) URL of a RSS File</text:span></text:p>
      <text:p text:style-name="P1"><text:s text:c="21"/><text:span text:style-name="T13">2) A URL Object to Read from that file via inputstream.</text:span></text:p>
      <text:p text:style-name="P1"><text:span text:style-name="T13"><text:s text:c="21"/>3) A n XML Parser which can read all RSS elements and divide them in items</text:span></text:p>
      <text:p text:style-name="P1"><text:s text:c="21"/><text:span text:style-name="T13">4) An Object which can store all data associated with an item.</text:span></text:p>
      <text:p text:style-name="P1"/>
      <text:p text:style-name="P1"><text:span text:style-name="T4">STEP2: </text:span><text:s/><text:span text:style-name="T8">Store RSS items</text:span></text:p>
      <text:p text:style-name="P10"><text:s text:c="20"/><text:span text:style-name="T14">To Store RSS Items we need:</text:span></text:p>
      <text:p text:style-name="P10"><text:span text:style-name="T14"><text:s text:c="20"/>1) A Feed <text:s/>Object which can store all data associated with an item.</text:span></text:p>
      <text:p text:style-name="P13"><text:span text:style-name="T14"><text:s text:c="20"/>2) A Channel Object which will store all Feeds of a particular RSS File. Each Channel</text:span></text:p>
      <text:p text:style-name="P13"><text:span text:style-name="T14"><text:s text:c="24"/>is associated with one URL.</text:span></text:p>
      <text:p text:style-name="P1"/>
      <text:p text:style-name="P14"><text:span text:style-name="T3">STEP3:</text:span> <text:span text:style-name="T5"><text:s/>Implementation of <text:s/>Thread RSSBOT for <text:s/>a user</text:span></text:p>
      <text:p text:style-name="P11"><text:span text:style-name="T6"><text:s text:c="4"/><text:tab/> <text:s text:c="7"/></text:span><text:span text:style-name="T11">For a user there will be one thread called RSSBOT.</text:span></text:p>
      <text:p text:style-name="P11"><text:span text:style-name="T11"><text:s text:c="21"/>It will sleep for a certain period and then it will read all Channels.</text:span></text:p>
      <text:p text:style-name="P11"><text:span text:style-name="T11"><text:s text:c="21"/>It will store names of all the channels user has subscribed to.</text:span></text:p>
      <text:p text:style-name="P3"><text:span text:style-name="T3">STEP4</text:span>: <text:span text:style-name="T5">Implementation of Bot</text:span></text:p>
      <text:p text:style-name="P2"><text:span text:style-name="T1"><text:s text:c="15"/></text:span><text:span text:style-name="T10">This Bot will let user</text:span></text:p>
      <text:p text:style-name="P2"><text:span text:style-name="T10"><text:s text:c="20"/>1) Subscribe to the channels Bot is providing or edit their Subscription</text:span></text:p>
      <text:p text:style-name="P2"><text:span text:style-name="T10"><text:s text:c="20"/>2) Add a custom Channel by giving a URL</text:span></text:p>
      <text:p text:style-name="P2"><text:span text:style-name="T14"><text:s text:c="20"/>3) Set the period for which RSSBOT will sleep and won't read any Channel.</text:span></text:p>
      <text:p text:style-name="P2"><text:s text:c="20"/><text:span text:style-name="T14">4) Unsubscribe to all Channels.</text:span></text:p>
      <text:p text:style-name="P7"><text:s text:c="18"/></text:p>
      <text:p text:style-name="P15">During the first Subscription of a unsubscribed user RSSBOT will be started for that user. When a user Unsubscribe RSSBOT must be stopped for that user. </text:p>
      <text:list xml:id="list3384247372251290826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1:42:18.391350764</meta:creation-date>
    <dc:date>2015-07-10T19:07:23.380056144</dc:date>
    <meta:editing-duration>PT3H43M50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222" meta:character-count="1565" meta:non-whitespace-character-count="961"/>
  </office:meta>
</office:document-meta>
</file>